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DiskCacheFactor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DiskCacheFactory.createCache( AuxiliaryCacheAttributes iaca , ICompositeCacheManager cacheMgr , ICacheEventLogger cacheEventLogger , IElementSerializer elementSerializ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lockDiskCacheFactor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